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144cm" fo:margin-left="16.23cm" fo:margin-right="2.325cm" table:align="margins"/>
    </style:style>
    <style:style style:name="Table1.A" style:family="table-column">
      <style:table-column-properties style:column-width="7.144cm" style:rel-column-width="65535*"/>
    </style:style>
    <style:style style:name="Table1.1" style:family="table-row">
      <style:table-row-properties style:min-row-height="1.879cm"/>
    </style:style>
    <style:style style:name="Table1.A1" style:family="table-cell">
      <style:table-cell-properties fo:padding="0.097cm" fo:border="none"/>
    </style:style>
    <style:style style:name="tabCasRejeteRecapSecutel" style:family="table">
      <style:table-properties style:width="25.698cm" table:align="margins"/>
    </style:style>
    <style:style style:name="tabCasRejeteRecapSecutel.A" style:family="table-column">
      <style:table-column-properties style:column-width="1.111cm" style:rel-column-width="2834*"/>
    </style:style>
    <style:style style:name="tabCasRejeteRecapSecutel.B" style:family="table-column">
      <style:table-column-properties style:column-width="2.852cm" style:rel-column-width="7274*"/>
    </style:style>
    <style:style style:name="tabCasRejeteRecapSecutel.C" style:family="table-column">
      <style:table-column-properties style:column-width="5.253cm" style:rel-column-width="13394*"/>
    </style:style>
    <style:style style:name="tabCasRejeteRecapSecutel.D" style:family="table-column">
      <style:table-column-properties style:column-width="4.062cm" style:rel-column-width="10361*"/>
    </style:style>
    <style:style style:name="tabCasRejeteRecapSecutel.E" style:family="table-column">
      <style:table-column-properties style:column-width="1.635cm" style:rel-column-width="4170*"/>
    </style:style>
    <style:style style:name="tabCasRejeteRecapSecutel.F" style:family="table-column">
      <style:table-column-properties style:column-width="1.635cm" style:rel-column-width="4169*"/>
    </style:style>
    <style:style style:name="tabCasRejeteRecapSecutel.G" style:family="table-column">
      <style:table-column-properties style:column-width="9.149cm" style:rel-column-width="23333*"/>
    </style:style>
    <style:style style:name="tabCasRejeteRecapSecutel.A1" style:family="table-cell">
      <style:table-cell-properties style:vertical-align="middle" fo:background-color="#e6e6e6" fo:padding="0.049cm" fo:border-left="0.002cm solid #000000" fo:border-right="none" fo:border-top="0.002cm solid #000000" fo:border-bottom="0.035cm solid #000000">
        <style:background-image/>
      </style:table-cell-properties>
    </style:style>
    <style:style style:name="tabCasRejeteRecapSecutel.G1" style:family="table-cell">
      <style:table-cell-properties style:vertical-align="middle" fo:background-color="#e6e6e6" fo:padding="0.049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CasRejeteRecapSecutel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CasRejeteRecapSecutel.G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CasRejeteRecapSecutel.A3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1" fo:font-size="10pt" style:font-size-asian="10pt" style:font-size-complex="10pt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1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12" style:family="paragraph" style:parent-style-name="Text_20_body">
      <style:text-properties fo:color="#000000" style:font-name="Arial" fo:font-size="11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text-properties fo:color="#000000" style:font-name="Arial" fo:font-size="10pt" style:font-size-asian="10pt" style:font-size-complex="10pt"/>
    </style:style>
    <style:style style:name="P14" style:family="paragraph" style:parent-style-name="Text_20_body">
      <style:paragraph-properties fo:margin-top="0cm" fo:margin-bottom="0cm"/>
      <style:text-properties style:font-name="Arial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enTetesDecisionRFM_sansAdresse#%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%=ADRESSE_CMS=%</text:p>
          </table:table-cell>
        </table:table-row>
      </table:table>
      <text:p text:style-name="P14">%=DATE_ET_LIEU=%</text:p>
      <text:p text:style-name="P9"/>
      <text:p text:style-name="P11"/>
      <text:p text:style-name="P12">%=titreDocumentRecapSecutelListeRejete=%</text:p>
      <text:p text:style-name="P13"/>
      <table:table table:name="tabCasRejeteRecapSecutel" table:style-name="tabCasRejeteRecapSecutel">
        <table:table-column table:style-name="tabCasRejeteRecapSecutel.A"/>
        <table:table-column table:style-name="tabCasRejeteRecapSecutel.B"/>
        <table:table-column table:style-name="tabCasRejeteRecapSecutel.C"/>
        <table:table-column table:style-name="tabCasRejeteRecapSecutel.D"/>
        <table:table-column table:style-name="tabCasRejeteRecapSecutel.E"/>
        <table:table-column table:style-name="tabCasRejeteRecapSecutel.F"/>
        <table:table-column table:style-name="tabCasRejeteRecapSecutel.G"/>
        <table:table-row>
          <table:table-cell table:style-name="tabCasRejeteRecapSecutel.A1" office:value-type="string">
            <text:p text:style-name="P7">%=titreNumeroLigne=%</text:p>
          </table:table-cell>
          <table:table-cell table:style-name="tabCasRejeteRecapSecutel.A1" office:value-type="string">
            <text:p text:style-name="P7">%=titreNss=%</text:p>
          </table:table-cell>
          <table:table-cell table:style-name="tabCasRejeteRecapSecutel.A1" office:value-type="string">
            <text:p text:style-name="P7">%=titreNomPrenomTiers=%</text:p>
          </table:table-cell>
          <table:table-cell table:style-name="tabCasRejeteRecapSecutel.A1" office:value-type="string">
            <text:p text:style-name="P7">%=titrePeriodeRejeteRecap=%</text:p>
          </table:table-cell>
          <table:table-cell table:style-name="tabCasRejeteRecapSecutel.A1" office:value-type="string">
            <text:p text:style-name="P7">%=titreMontant=%</text:p>
          </table:table-cell>
          <table:table-cell table:style-name="tabCasRejeteRecapSecutel.A1" office:value-type="string">
            <text:p text:style-name="P7">%=titreCode=%</text:p>
          </table:table-cell>
          <table:table-cell table:style-name="tabCasRejeteRecapSecutel.G1" office:value-type="string">
            <text:p text:style-name="P7">%=titreMessageErreur=%</text:p>
          </table:table-cell>
        </table:table-row>
        <table:table-row>
          <table:table-cell table:style-name="tabCasRejeteRecapSecutel.A2" office:value-type="string">
            <text:p text:style-name="P3">%{ligneDetailRejeteRecapSecutel}%%=numLigne=%</text:p>
          </table:table-cell>
          <table:table-cell table:style-name="tabCasRejeteRecapSecutel.A2" office:value-type="string">
            <text:p text:style-name="P2">%=nssRejeteRecap=%</text:p>
          </table:table-cell>
          <table:table-cell table:style-name="tabCasRejeteRecapSecutel.A2" office:value-type="string">
            <text:p text:style-name="P1">%=tiersRejeteRecap=%</text:p>
          </table:table-cell>
          <table:table-cell table:style-name="tabCasRejeteRecapSecutel.A2" office:value-type="string">
            <text:p text:style-name="P3">%=anneeTraiteQdRecap=%</text:p>
          </table:table-cell>
          <table:table-cell table:style-name="tabCasRejeteRecapSecutel.A2" office:value-type="string">
            <text:p text:style-name="P4">%=montantRejeteRecap=% <text:s/></text:p>
          </table:table-cell>
          <table:table-cell table:style-name="tabCasRejeteRecapSecutel.A2" office:value-type="string">
            <text:p text:style-name="P3">%=codeRecapRejete=%</text:p>
          </table:table-cell>
          <table:table-cell table:style-name="tabCasRejeteRecapSecutel.G2" office:value-type="string">
            <text:p text:style-name="P2">%=messageErreur=%</text:p>
          </table:table-cell>
        </table:table-row>
        <table:table-row>
          <table:table-cell table:style-name="tabCasRejeteRecapSecutel.A3" office:value-type="string">
            <text:p text:style-name="P3">%{ligneTotalRejeteRecapSecutel}%<text:span text:style-name="T1">%=texteTotalRejeteRecap=%</text:span></text:p>
          </table:table-cell>
          <table:table-cell table:style-name="tabCasRejeteRecapSecutel.A3" office:value-type="string">
            <text:p text:style-name="P6"/>
          </table:table-cell>
          <table:table-cell table:style-name="tabCasRejeteRecapSecutel.A3" office:value-type="string">
            <text:p text:style-name="P1"/>
          </table:table-cell>
          <table:table-cell table:style-name="tabCasRejeteRecapSecutel.A3" office:value-type="string">
            <text:p text:style-name="P1"/>
          </table:table-cell>
          <table:table-cell table:style-name="tabCasRejeteRecapSecutel.A3" office:value-type="string">
            <text:p text:style-name="P5">%=montantTotalRejeteRecap=% <text:s/></text:p>
          </table:table-cell>
          <table:table-cell table:style-name="tabCasRejeteRecapSecutel.A3" office:value-type="string">
            <text:p text:style-name="P5"/>
          </table:table-cell>
          <table:table-cell table:style-name="tabCasRejeteRecapSecutel.A3" office:value-type="string">
            <text:p text:style-name="P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20-01-13T15:30:10.26</dc:date>
    <meta:editing-cycles>37</meta:editing-cycles>
    <meta:editing-duration>PT2H59M24S</meta:editing-duration>
    <meta:document-statistic meta:table-count="2" meta:image-count="0" meta:object-count="0" meta:page-count="1" meta:paragraph-count="20" meta:word-count="21" meta:character-count="497"/>
    <meta:user-defined meta:name="Info 1"/>
    <meta:user-defined meta:name="Info 2"/>
    <meta:user-defined meta:name="Info 3"/>
    <meta:user-defined meta:name="Info 4"/>
  </office:meta>
</office:document-meta>
</file>